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c3e9d"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e0484"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c5732" officeooo:paragraph-rsid="001d82c9"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3a2bd1"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517d" officeooo:paragraph-rsid="003a517d"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4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4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3194d7" officeooo:paragraph-rsid="003194d7" style:font-name-asian="Times New Roman1" style:font-size-asian="12pt" style:font-name-complex="Times New Roman1" style:font-size-complex="12pt"/>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2f5203" style:font-name-asian="Times New Roman1" style:font-size-asian="12pt" style:font-weight-asian="bold" style:font-name-complex="Times New Roman1" style:font-size-complex="12pt" style:font-weight-complex="bold"/>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c39c1" officeooo:paragraph-rsid="002c39c1"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3301ba"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officeooo:paragraph-rsid="00147c06" style:font-name-asian="Times New Roman1" style:font-size-asian="12pt" style:font-name-complex="Times New Roman1" style:font-size-complex="12pt"/>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65"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6"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7"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8"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70"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3b6f1e" style:font-name-asian="Times New Roman1" style:font-size-asian="12pt" style:font-weight-asian="normal" style:font-name-complex="Times New Roman1" style:font-size-complex="12pt" style:font-weight-complex="normal"/>
    </style:style>
    <style:style style:name="P71"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72"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41828e" style:font-name-asian="Times New Roman1" style:font-size-asian="12pt" style:font-weight-asian="normal" style:font-name-complex="Times New Roman1" style:font-size-complex="12pt" style:font-weight-complex="normal"/>
    </style:style>
    <style:style style:name="P7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7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font-weight-complex="bold"/>
    </style:style>
    <style:style style:name="T16" style:family="text">
      <style:text-properties officeooo:rsid="001fd0c1" style:font-name-asian="Times New Roman1" style:font-size-complex="12pt" style:font-weight-complex="bold"/>
    </style:style>
    <style:style style:name="T17" style:family="text">
      <style:text-properties fo:font-weight="normal" style:font-name-asian="Times New Roman1" style:font-weight-asian="normal" style:font-size-complex="12pt" style:font-weight-complex="normal"/>
    </style:style>
    <style:style style:name="T18" style:family="text">
      <style:text-properties fo:font-weight="normal" officeooo:rsid="001f953c" style:font-name-asian="Times New Roman1" style:font-weight-asian="normal" style:font-size-complex="12pt" style:font-weight-complex="normal"/>
    </style:style>
    <style:style style:name="T19" style:family="text">
      <style:text-properties officeooo:rsid="0029c252"/>
    </style:style>
    <style:style style:name="T20" style:family="text">
      <style:text-properties officeooo:rsid="002a9f23"/>
    </style:style>
    <style:style style:name="T21"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29"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30" style:family="text">
      <style:text-properties officeooo:rsid="002ca695"/>
    </style:style>
    <style:style style:name="T31" style:family="text">
      <style:text-properties officeooo:rsid="002f5203"/>
    </style:style>
    <style:style style:name="T32" style:family="text">
      <style:text-properties officeooo:rsid="003194d7"/>
    </style:style>
    <style:style style:name="T33" style:family="text">
      <style:text-properties fo:language="es" fo:country="ES" fo:font-weight="bold" style:font-weight-asian="bold" style:font-weight-complex="bold"/>
    </style:style>
    <style:style style:name="T34" style:family="text">
      <style:text-properties fo:language="es" fo:country="ES" fo:font-weight="bold" officeooo:rsid="00147c06" style:font-weight-asian="bold" style:font-weight-complex="bold"/>
    </style:style>
    <style:style style:name="T35" style:family="text">
      <style:text-properties officeooo:rsid="0037f74f"/>
    </style:style>
    <style:style style:name="T36" style:family="text">
      <style:text-properties officeooo:rsid="003c3e9d"/>
    </style:style>
    <style:style style:name="T37" style:family="text">
      <style:text-properties officeooo:rsid="003e0484"/>
    </style:style>
    <style:style style:name="T38" style:family="text">
      <style:text-properties officeooo:rsid="003f228a"/>
    </style:style>
    <style:style style:name="T39" style:family="text">
      <style:text-properties officeooo:rsid="004182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C<text:span text:style-name="T7">ontrato</text:span> <text:span text:style-name="T7">de</text:span> <text:span text:style-name="T7">arrendamiento</text:span> <text:span text:style-name="T7">de</text:span> <text:span text:style-name="T7">habitación</text:span></text:p>
      <text:p text:style-name="P13"/>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0"><text:span text:style-name="T4">Como parte</text:span><text:span text:style-name="T3"> </text:span><text:span text:style-name="T2">ARRENDADORA</text:span><text:span text:style-name="T3">.</text:span></text:p>
      <text:p text:style-name="P22"/>
      <text:p text:style-name="P5">De otra parte,</text:p>
      <text:p text:style-name="P2">id-unid-4</text:p>
      <text:p text:style-name="P21"><text:span text:style-name="T4">Como parte</text:span><text:span text:style-name="T3"> </text:span><text:span text:style-name="T2">ARRENDATARIA</text:span><text:span text:style-name="T3">.</text:span></text:p>
      <text:p text:style-name="P22"/>
      <text:p text:style-name="P22"/>
      <text:p text:style-name="P20"><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3"/>
      <text:p text:style-name="P5">EXPONEN</text:p>
      <text:p text:style-name="P24"/>
      <text:p text:style-name="P20"><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2"/>
      <text:p text:style-name="P66">id-unid-8</text:p>
      <text:p text:style-name="P65"/>
      <text:p text:style-name="P65">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65"/>
      <text:p text:style-name="P65">En adelante, esta será denominada la "Vivienda".</text:p>
      <text:p text:style-name="P14"><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67"><text:soft-page-break/>id-dec-14</text:p>
      <text:p text:style-name="P46">La habitación id-dec-15</text:p>
      <text:p text:style-name="P46">En adelante, la misma será denominada la "Habitación".</text:p>
      <text:p text:style-name="P17"><text:span text:style-name="T15">I</text:span><text:span text:style-name="T16">I</text:span><text:span text:style-name="T15">I. </text:span><text:span text:style-name="T17">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18"><text:span text:style-name="T15">I</text:span><text:span text:style-name="T16">V</text:span><text:span text:style-name="T15">. </text:span><text:span text:style-name="T18">id-dec-17</text:span></text:p>
      <text:p text:style-name="P5">CLÁUSULAS</text:p>
      <text:p text:style-name="P9"><text:span text:style-name="T19">PRIMERA</text:span>. <text:span text:style-name="T19">OBJETO</text:span></text:p>
      <text:p text:style-name="P12">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2">La parte ARRENDATARIA podrá hacer uso de las zonas comunes de la vivienda de forma diligente y respetando las normas de convivencia, sin realizar actividades insalubres, molestas, o nocivas para el resto de los inquilinos. </text:p>
      <text:p text:style-name="P12">Exceptuando las zonas comunes, el presente contrato de arrendamiento sólo da derecho a utilizar el dormitorio arrendado, y el resto de dormitorios de la Vivienda <text:span text:style-name="T19">id-dec-18</text:span></text:p>
      <text:p text:style-name="P12"><text:s/></text:p>
      <text:p text:style-name="P7"><text:span text:style-name="T10">SEGUNDA</text:span>. <text:span text:style-name="T10">DESTINO Y ESTADO DE CONSERVACIÓN</text:span></text:p>
      <text:p text:style-name="P7"/>
      <text:p text:style-name="P11">iddec17-extra-1</text:p>
      <text:p text:style-name="P10">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0">La realización de cualquier de estas prohibiciones facultará al ARRENDADOR a resolver el contrato sin derecho alguno de indemnización a la parte ARRENDATARIA.</text:p>
      <text:p text:style-name="P10">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54">La parte ARRENDATARIA ha visitado la habitación que arrienda <text:span text:style-name="T10">iddec15-extra-1, la PARTE ARRENDATARIA declara que el mobiliario de las zonas comunes de la vivienda se </text:span><text:soft-page-break/><text:span text:style-name="T10">corresponde con el detallado en el Anexo de inventario de bienes muebles incorporado al presente Contrato.</text:span></text:p>
      <text:p text:style-name="P56">iddec17-extra-2</text:p>
      <text:p text:style-name="P56">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53">TERCERA. <text:span text:style-name="T10">D</text:span>ERECHO DE <text:span text:style-name="T19">id-dec-19</text:span> ACCESO A LA VIVIENDA POR LA PARTE ARRENDADORA</text:p>
      <text:p text:style-name="P56"><text:span text:style-name="T20">iddec19-extra-1</text:span>La parte ARRENDADORA mantendrá el derecho a acceder libremente a las zonas comunes de la vivienda y al resto de habitaciones que no se encuentren arrendadas.</text:p>
      <text:p text:style-name="P56">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53"><text:span text:style-name="T12">CUARTA</text:span>. <text:span text:style-name="T10">DURACIÓN</text:span></text:p>
      <text:p text:style-name="P57">iddec17-extra-3</text:p>
      <text:p text:style-name="P58">id-dec-25</text:p>
      <text:p text:style-name="P54">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59">Id-dec-26</text:p>
      <text:p text:style-name="P55"/>
      <text:p text:style-name="P64"><text:span text:style-name="T24">QUINTA</text:span><text:span text:style-name="T21">. </text:span><text:span text:style-name="T25">R</text:span><text:span text:style-name="T24">ENTA DEL ARRENDAMIENTO</text:span></text:p>
      <text:p text:style-name="P59">id-dec-27</text:p>
      <text:p text:style-name="P60">id-dec-new30</text:p>
      <text:p text:style-name="P51"><text:span text:style-name="T10">SEXTA</text:span>. <text:span text:style-name="T10">GASTOS GENERALES Y SUMINISTROS</text:span></text:p>
      <text:p text:style-name="P48">La contratación de servicios y suministros, tales como, luz, agua e impuestos correrán a cargo de la parte ARRENDADORA. <text:span text:style-name="T32">id-dec-31</text:span></text:p>
      <text:p text:style-name="P49">id-dec-32</text:p>
      <text:p text:style-name="P47">id-dec-12</text:p>
      <text:p text:style-name="P47"><text:soft-page-break/>El Impuesto sobre Bienes Inmuebles (IBI) que corresponda a la Vivienda será por cuenta y a <text:span text:style-name="T31">cargo id-dec-33</text:span></text:p>
      <text:p text:style-name="P50">id-dec-30</text:p>
      <text:p text:style-name="P52"><text:span text:style-name="T31">SÉPTIMA</text:span>.- <text:span text:style-name="T8">FIANZA</text:span></text:p>
      <text:p text:style-name="P61">id-dec-34</text:p>
      <text:p text:style-name="P62">id-dec-35</text:p>
      <text:p text:style-name="P63"><text:span text:style-name="T34">OCTAVA</text:span><text:span text:style-name="T33">. </text:span><text:span text:style-name="T34">OBRAS</text:span></text:p>
      <text:p text:style-name="P25">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5">----</text:p>
      <text:p text:style-name="P25"><text:s/>iddec12-extra-2</text:p>
      <text:p text:style-name="P25">-----</text:p>
      <text:p text:style-name="P26">NOVENA.- <text:span text:style-name="T8">NORMAS DE iddec12-extra-3 CONVIVENCIA</text:span>.</text:p>
      <text:p text:style-name="P39">iddec12-extra-4</text:p>
      <text:p text:style-name="P39">La parte ARRENDATARIA podrá hacer uso de las zonas comunes de la vivienda de forma diligente y respetando las normas de convivencia, sin realizar actividades insalubres, molestas, o nocivas para el resto de los inquilinos y manteniendo unas buenas condiciones de orden e higiene. La parte Arrendataria, se compromete a cumplir concretamente las siguientes normas de convivencia: <text:span text:style-name="T35">id-dec-36</text:span></text:p>
      <text:p text:style-name="P40">id-dec-37</text:p>
      <text:p text:style-name="P40">id-dec-38</text:p>
      <text:p text:style-name="P40">id-dec-39</text:p>
      <text:p text:style-name="P41">id-dec-40</text:p>
      <text:p text:style-name="P41">id-dec-41</text:p>
      <text:p text:style-name="P32"/>
      <text:p text:style-name="P28"><text:span text:style-name="T10">DÉCIMA</text:span>. <text:span text:style-name="T10">RESPONSABILIDADES</text:span></text:p>
      <text:p text:style-name="P34">-----</text:p>
      <text:p text:style-name="P32">10.1 Responsabilidad de la PARTE ARRENDADORA</text:p>
      <text:p text:style-name="P38"><text:soft-page-break/>iddec16-extra-2</text:p>
      <text:p text:style-name="P34">-----</text:p>
      <text:p text:style-name="P44"><text:span text:style-name="T22">10.</text:span><text:span text:style-name="T23">2</text:span><text:span text:style-name="T22"> Responsabilidad de la PARTE ARRENDA</text:span><text:span text:style-name="T23">TARIA</text:span></text:p>
      <text:p text:style-name="P44"><text:span text:style-name="T28">La arrendataria deberá cubrir, o reparar todo daño ocasionado en la habiación arrendada o en la vivienda durante el contrato: </text:span><text:span text:style-name="T29">iddec25-extra-4</text:span><text:span text:style-name="T28">. </text:span></text:p>
      <text:p text:style-name="P36">La parte arrendataria será responsable, no sólo de sus propios actos, sino de los cometidos por las personas que se encuentren en la habitación arrendada, o en la vivienda invitados por ésta, tanto a los efectos de resolución contractual como de indemnización de daños y perjuicios. Todo ello, de conformidad con lo dispuesto en el artículo 1564 del Código Civil.</text:p>
      <text:p text:style-name="P30"><text:span text:style-name="T10">DECIMOPRIMERA</text:span>. <text:span text:style-name="T36">SEGUROS</text:span></text:p>
      <text:p text:style-name="P42">id-dec-42</text:p>
      <text:p text:style-name="P31"><text:span text:style-name="T10">DECIMOSEGUNDA</text:span>. <text:span text:style-name="T37">DERECHO DE ADQUISICIÓN</text:span></text:p>
      <text:p text:style-name="P43">id-dec-43</text:p>
      <text:p text:style-name="P45"><text:span text:style-name="T25">DECIMOTERCERA</text:span><text:span text:style-name="T26">. </text:span><text:span text:style-name="T27">SUBARRIENDO Y CESIÓN</text:span></text:p>
      <text:p text:style-name="P43">id-dec-44</text:p>
      <text:p text:style-name="P27"><text:span text:style-name="T10">DECIMOCUARTA</text:span>. <text:span text:style-name="T10">RESOLUCIÓN DEL CONTRATO</text:span></text:p>
      <text:p text:style-name="P27">----</text:p>
      <text:p text:style-name="P37">e) el incumplimiento de las normas de convivencia establecidas por <text:span text:style-name="T9">iddec12-extra-5 el presente Contrato iddec36-extra-1; y</text:span></text:p>
      <text:p text:style-name="P27">----</text:p>
      <text:p text:style-name="P29"><text:span text:style-name="T10">DECIMOQUINTA</text:span>. <text:span text:style-name="T14">FIN DEL CONTRATO DE ARRENDAMIENTO</text:span></text:p>
      <text:p text:style-name="P35">Una vez finalizado el Contrato <text:span text:style-name="T14">iddec25-extra-5</text:span> en los términos de la estipulación cuarta, la PARTE ARRENDATARIA deberá entregar a la PARTE <text:span text:style-name="T14">ARRENDADORA iddec16-extra-3</text:span></text:p>
      <text:p text:style-name="P35">En este momento, se comprobará que durante el Contrato de arrendamiento haya habido una correcta conservación de la Habitación, de la Vivienda y de su mobiliario.</text:p>
      <text:p text:style-name="P35">Si la parte Arrendataria, no se hiciera entrega de la Habitación en el momento correspondiente, como penalización, {if}(45.isNotEmpty) { la cantidad de {{45}} euros ({{45}} €) } else { el doble de la renta diaria existente } al momento de la finalización del Contrato <text:span text:style-name="T30">iddec25-extra-6</text:span> <text:s text:c="2"/>por cada día de retraso, además de todos los gastos directos e indirectos que dicho retraso genere.</text:p>
      <text:p text:style-name="P33">iddec17-extra-5</text:p>
      <text:p text:style-name="P73"><text:soft-page-break/>iddec17-extra-6</text:p>
      <text:p text:style-name="P35">--------</text:p>
      <text:p text:style-name="P69"><text:span text:style-name="T38">DECIMO</text:span>SÉPTIMA. <text:span text:style-name="T38">NOTIFICACIONES</text:span></text:p>
      <text:p text:style-name="P70">Las partes han acordado de mutuo acuerdo que el medio de comunicación y notificación principal y preferente entre arrendador y arrendataria, así como entre arrendador y fiadora será el de correo electrónico. Subsidiariamente vía telefónica o en el domicilio designado por las interesados, y a cuyos efectos se detallan a continuación:</text:p>
      <text:p text:style-name="P71">id-unidnew-3</text:p>
      <text:p text:style-name="P72">id-unidnew-<text:span text:style-name="T39">4</text:span></text:p>
      <text:p text:style-name="P71">Cada una de las Partes puede, por medio de notificación escrita enviada a la otra Parte, cambiar la dirección a la que deban mandarse cualesquiera comunicaciones.</text:p>
      <text:p text:style-name="P8">SÉPTIMA. CONDICIÓN RESOLUTORIA</text:p>
      <text:p text:style-name="P25">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4"><text:span text:style-name="T1">Y en prueba de conformidad y aceptación de todo lo establecido</text:span><text:span text:style-name="T3">, ambas Partes firman este contrato en tres ejemplares y a un solo efecto, en el lugar y fecha al comienzo indicados</text:span></text:p>
      <text:p text:style-name="P15"/>
      <text:p text:style-name="P16">LA PARTE VENDEDORA <text:s text:c="51"/>LA PARTE COMPRADORA</text:p>
      <text:p text:style-name="P15"><text:line-break/></text:p>
      <text:p text:style-name="P15"><text:bookmark text:name="_GoBack"/><text:line-break/><text:line-break/><text:line-break/>........................................... <text:s text:c="55"/>...........................................</text:p>
      <text:p text:style-name="P23">________ <text:s text:c="82"/>________</text:p>
      <text:p text:style-name="P19"><text:bookmark text:name="_GoBack1"/><text:lin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monospace"/>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59</meta:editing-cycles>
    <meta:creation-date>2019-11-25T09:28:00</meta:creation-date>
    <dc:date>2020-02-06T21:32:34.953253995</dc:date>
    <meta:editing-duration>PT21H16M59S</meta:editing-duration>
    <meta:generator>LibreOffice/6.2.4.2$MacOSX_X86_64 LibreOffice_project/2412653d852ce75f65fbfa83fb7e7b669a126d64</meta:generator>
    <meta:document-statistic meta:table-count="0" meta:image-count="0" meta:object-count="0" meta:page-count="6" meta:paragraph-count="106" meta:word-count="1425" meta:character-count="9751" meta:non-whitespace-character-count="82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